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05.95mm"/>
    </style:style>
    <style:style style:name="co3" style:family="table-column">
      <style:table-column-properties fo:break-before="auto" style:column-width="126.29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10.08mm"/>
    </style:style>
    <style:style style:name="co9" style:family="table-column">
      <style:table-column-properties fo:break-before="auto" style:column-width="66.82mm"/>
    </style:style>
    <style:style style:name="co10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22.7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0"/>
        <table:table-column table:style-name="co5" table:default-cell-style-name="ce20"/>
        <table:table-column table:style-name="co6" table:number-columns-repeated="1015" table:default-cell-style-name="ce1"/>
        <table:table-row table:style-name="ro1">
          <table:table-cell table:style-name="ce2" office:value-type="string" calcext:value-type="string">
            <text:p>N°</text:p>
          </table:table-cell>
          <table:table-cell table:style-name="ce3" office:value-type="string" calcext:value-type="string">
            <text:p>Article Name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>
            <text:p>Cloud WorkBench: Benchmarking IaaS Providers based on Infrastructure-as-Code</text:p>
          </table:table-cell>
          <table:table-cell table:style-name="ce14" office:value-type="string" calcext:value-type="string">
            <text:p>Joel Scheuner, Jürgen Cito, Philipp Leitner, and Harald Gal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25" office:value-type="string" calcext:value-type="string">
            <text:p>Co-evolution of infrastructure and source code: an empirical study</text:p>
          </table:table-cell>
          <table:table-cell table:style-name="ce14" office:value-type="string" calcext:value-type="string">
            <text:p>Yujuan Jiang and Bram Adams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25" office:value-type="string" calcext:value-type="string">
            <text:p>DevOps: Introducing Infrastructure-as-Code</text:p>
          </table:table-cell>
          <table:table-cell table:style-name="ce14" office:value-type="string" calcext:value-type="string">
            <text:p>M. Artac, T. Borovssak, E. Di Nitto, M. Guerriero and D.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25" office:value-type="string" calcext:value-type="string">
            <text:p>Testing Idempotence for Infrastructure as Code</text:p>
          </table:table-cell>
          <table:table-cell table:style-name="ce14" office:value-type="string" calcext:value-type="string">
            <text:p>Hummer, W., Rosenberg, F., Oliveira, F., Eilam, T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25" office:value-type="string" calcext:value-type="string">
            <text:p>Asserting reliable convergence for configuration management scripts</text:p>
          </table:table-cell>
          <table:table-cell table:style-name="ce14" office:value-type="string" calcext:value-type="string">
            <text:p>Oliver H., Waldemar H., and Schahram D.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26" office:value-type="string" calcext:value-type="string">
            <text:p>Does your configuration code smell?</text:p>
          </table:table-cell>
          <table:table-cell table:style-name="ce13" office:value-type="string" calcext:value-type="string">
            <text:p>T. Sharma, M. Fragkoulis, and D. Spinellis</text:p>
          </table:table-cell>
          <table:table-cell table:style-name="ce11" office:value-type="float" office:value="2016" calcext:value-type="float">
            <text:p>2016</text:p>
          </table:table-cell>
          <table:table-cell table:style-name="ce11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24" office:value-type="string" calcext:value-type="string">
            <text:p>Modularization of Software as a Service Products: A Case Study of the Configuration Management Tool Puppet</text:p>
          </table:table-cell>
          <table:table-cell table:style-name="ce14" office:value-type="string" calcext:value-type="string">
            <text:p>J. Hintsch, C. Görling and K. Turowski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24" office:value-type="string" calcext:value-type="string">
            <text:p>Automated testing of chef automation scripts</text:p>
          </table:table-cell>
          <table:table-cell table:style-name="ce14" office:value-type="string" calcext:value-type="string">
            <text:p>Waldemar Hummer, Florian Rosenberg, Fabio Oliveira, and Tamar Eilam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24" office:value-type="string" calcext:value-type="string">
            <text:p>Modern Release Engineering in a Nutshell - Why Researchers Should Care</text:p>
          </table:table-cell>
          <table:table-cell table:style-name="ce14" office:value-type="string" calcext:value-type="string">
            <text:p>B. Adams and S. McIntosh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24" office:value-type="string" calcext:value-type="string">
            <text:p>Don't Install Software by Hand</text:p>
          </table:table-cell>
          <table:table-cell table:style-name="ce14" office:value-type="string" calcext:value-type="string">
            <text:p>D. Spinellis</text:p>
          </table:table-cell>
          <table:table-cell table:style-name="ce15" office:value-type="float" office:value="2012" calcext:value-type="float">
            <text:p>2012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24" office:value-type="string" calcext:value-type="string">
            <text:p>Cloud Work Bench - Infrastructure-as-Code Based Cloud Benchmarking</text:p>
          </table:table-cell>
          <table:table-cell table:style-name="ce14" office:value-type="string" calcext:value-type="string">
            <text:p>J. Scheuner, P. Leitner, J. Cito and H. Gal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16" table:default-cell-style-name="ce1"/>
        <table:table-row table:style-name="ro1">
          <table:table-cell table:style-name="ce2" office:value-type="string" calcext:value-type="string">
            <text:p>Article Name</text:p>
          </table:table-cell>
          <table:table-cell table:style-name="ce2" office:value-type="string" calcext:value-type="string">
            <text:p>Authors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loud WorkBench: Benchmarking IaaS Providers based on Infrastructure-as-Code</text:p>
          </table:table-cell>
          <table:table-cell table:style-name="ce14" office:value-type="string" calcext:value-type="string">
            <text:p>Joel Scheuner, Jürgen Cito, Philipp Leitner, and Harald Gall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o-evolution of infrastructure and source code: an empirical study</text:p>
          </table:table-cell>
          <table:table-cell table:style-name="ce14" office:value-type="string" calcext:value-type="string">
            <text:p>Yujuan Jiang and Bram Adams</text:p>
          </table:table-cell>
          <table:table-cell table:style-name="ce15" office:value-type="float" office:value="2015" calcext:value-type="float">
            <text:p>2015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evOps: Introducing Infrastructure-as-Code</text:p>
          </table:table-cell>
          <table:table-cell table:style-name="ce14" office:value-type="string" calcext:value-type="string">
            <text:p>M. Artac, T. Borovssak, E. Di Nitto, M. Guerriero and D.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est Suite Reduction in Idempotence Testing of Infrastructure as Code</text:p>
          </table:table-cell>
          <table:table-cell table:style-name="ce14" office:value-type="string" calcext:value-type="string">
            <text:p>Ikeshita, K., Ishikawa, F., Honiden, S., Gabmeyer, S., Johnsen, E.</text:p>
          </table:table-cell>
          <table:table-cell table:style-name="ce15" office:value-type="float" office:value="2017" calcext:value-type="float">
            <text:p>2017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Testing Idempotence for Infrastructure as Code</text:p>
          </table:table-cell>
          <table:table-cell table:style-name="ce14" office:value-type="string" calcext:value-type="string">
            <text:p>Hummer, W., Rosenberg, F., Oliveira, F., Eilam, T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Asserting reliable convergence for configuration management scripts</text:p>
          </table:table-cell>
          <table:table-cell table:style-name="ce14" office:value-type="string" calcext:value-type="string">
            <text:p>Oliver H., Waldemar H., and Schahram D</text:p>
          </table:table-cell>
          <table:table-cell table:style-name="ce15" office:value-type="float" office:value="2016" calcext:value-type="float">
            <text:p>2016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utomated provisioning of application in IAAS cloud using Ansible configuration management</text:p>
          </table:table-cell>
          <table:table-cell table:style-name="ce14" office:value-type="string" calcext:value-type="string">
            <text:p>Nishant Kumar Singh, S. Thakur, H. Chaurasiya and H. Nagdev,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oes your configuration code smell?</text:p>
          </table:table-cell>
          <table:table-cell table:style-name="ce14" office:value-type="string" calcext:value-type="string">
            <text:p>T. Sharma, M. Fragkoulis, and D. Spinellis,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ularization of Software as a Service Products: A Case Study of the Configuration Management Tool Puppet</text:p>
          </table:table-cell>
          <table:table-cell table:style-name="ce14" office:value-type="string" calcext:value-type="string">
            <text:p>J. Hintsch, C. Görling and K. Turowski,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rtoise: interactive system configuration repair</text:p>
          </table:table-cell>
          <table:table-cell table:style-name="ce14" office:value-type="string" calcext:value-type="string">
            <text:p>Aaron Weiss, Arjun Guha, and Yuriy Brun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Automated testing of chef automation scripts</text:p>
          </table:table-cell>
          <table:table-cell table:style-name="ce14" office:value-type="string" calcext:value-type="string">
            <text:p>Waldemar Hummer, Florian Rosenberg, Fabio Oliveira, and Tamar Eilam</text:p>
          </table:table-cell>
          <table:table-cell table:style-name="ce15" office:value-type="float" office:value="2013" calcext:value-type="float">
            <text:p>2013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tandards-Based DevOps Automation and Integration Using TOSCA</text:p>
          </table:table-cell>
          <table:table-cell table:style-name="ce14" office:value-type="string" calcext:value-type="string">
            <text:p>Johannes Wettinger, Uwe Breitenbücher, and Frank Leymann</text:p>
          </table:table-cell>
          <table:table-cell table:style-name="ce15" office:value-type="float" office:value="2014" calcext:value-type="float">
            <text:p>2014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ern Release Engineering in a Nutshell –Why Researchers Should Care</text:p>
          </table:table-cell>
          <table:table-cell table:style-name="ce14" office:value-type="string" calcext:value-type="string">
            <text:p>B. Adams and S. McIntosh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Don’t Install Software by Hand</text:p>
          </table:table-cell>
          <table:table-cell table:style-name="ce14" office:value-type="string" calcext:value-type="string">
            <text:p>D. Spinellis</text:p>
          </table:table-cell>
          <table:table-cell table:style-name="ce15" office:value-type="float" office:value="2012" calcext:value-type="float">
            <text:p>2012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pplication Deployment and Management in the Cloud</text:p>
          </table:table-cell>
          <table:table-cell table:style-name="ce14" office:value-type="string" calcext:value-type="string">
            <text:p>M. Miglierina</text:p>
          </table:table-cell>
          <table:table-cell table:style-name="ce15" office:value-type="float" office:value="2014" calcext:value-type="float">
            <text:p>2014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wards a Methodology to Form Microservices from Monolithic Ones</text:p>
          </table:table-cell>
          <table:table-cell table:style-name="ce14" office:value-type="string" calcext:value-type="string">
            <text:p>Kecskemeti G., Kertesz A., Marosi A.C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DevOpSlang - Bridging the Gap between Development and Operations</text:p>
          </table:table-cell>
          <table:table-cell table:style-name="ce14" office:value-type="string" calcext:value-type="string">
            <text:p>Wettinger, J., Breitenbücher, U., Leymann, F</text:p>
          </table:table-cell>
          <table:table-cell table:style-name="ce15" office:value-type="float" office:value="2014" calcext:value-type="float">
            <text:p>2014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On the Integration of Automatic Deployment into the ABS Modeling Language</text:p>
          </table:table-cell>
          <table:table-cell table:style-name="ce14" office:value-type="string" calcext:value-type="string">
            <text:p>de Gouw, S., Lienhardt, M., Mauro, J., Nobakht, B., Zavattaro, G.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treamlining DevOps automation for Cloud applications using TOSCA as standardized metamodel</text:p>
          </table:table-cell>
          <table:table-cell table:style-name="ce14" office:value-type="string" calcext:value-type="string">
            <text:p>Johannes W., Uwe B., Oliver K., and Leymann F.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haron: declarative provisioning and deployment</text:p>
          </table:table-cell>
          <table:table-cell table:style-name="ce14" office:value-type="string" calcext:value-type="string">
            <text:p>Eelco Dolstra, Rob Vermaas, and Shea Levy</text:p>
          </table:table-cell>
          <table:table-cell table:style-name="ce15" office:value-type="float" office:value="2013" calcext:value-type="float">
            <text:p>2013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SENDIM for Incremental Development of Cloud Networks: Simulation, Emulation and Deployment Integration Middleware</text:p>
          </table:table-cell>
          <table:table-cell table:style-name="ce14" office:value-type="string" calcext:value-type="string">
            <text:p>P. Kathiravelu and L. Veiga</text:p>
          </table:table-cell>
          <table:table-cell table:style-name="ce15" office:value-type="float" office:value="2016" calcext:value-type="float">
            <text:p>2016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Investigating survivability of configuration management tools in unreliable and hostile networks</text:p>
          </table:table-cell>
          <table:table-cell table:style-name="ce14" office:value-type="string" calcext:value-type="string">
            <text:p>T. Karvinen and S. L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he Top 10 Adages in Continuous Deployment</text:p>
          </table:table-cell>
          <table:table-cell table:style-name="ce14" office:value-type="string" calcext:value-type="string">
            <text:p>Chris Parnin, Eric Helms, Chris Atlee, Harley Boughton, Mark Ghattas et al.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Usable declarative configuration specification and validation for applications, systems, and cloud</text:p>
          </table:table-cell>
          <table:table-cell table:style-name="ce14" office:value-type="string" calcext:value-type="string">
            <text:p>Salman Baset, Sahil Suneja, Nilton Bila, Ozan Tuncer, and Canturk Isci,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Dimensions of DevOps</text:p>
          </table:table-cell>
          <table:table-cell table:style-name="ce14" office:value-type="string" calcext:value-type="string">
            <text:p>Lwakatare, L., Kuvaja, P., Leymann, F., Oivo, M.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utomated Capturing and Systematic Usage of DevOps Knowledge for Cloud Applications</text:p>
          </table:table-cell>
          <table:table-cell table:style-name="ce14" office:value-type="string" calcext:value-type="string">
            <text:p>J. Wettinger, V. Andrikopoulos and F. Leymann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Towards Omnia: A Monitoring Factory for Quality-Aware DevOps</text:p>
          </table:table-cell>
          <table:table-cell table:style-name="ce14" office:value-type="string" calcext:value-type="string">
            <text:p>Marco Miglierina and Damian A. Tamburri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Understanding DevOps &amp; bridging the gap from continuous integration to continuous delivery</text:p>
          </table:table-cell>
          <table:table-cell table:style-name="ce14" office:value-type="string" calcext:value-type="string">
            <text:p>M. Virmani</text:p>
          </table:table-cell>
          <table:table-cell table:style-name="ce15" office:value-type="float" office:value="2015" calcext:value-type="float">
            <text:p>2015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Cloud Environment Automation: from infrastructure deployment to application monitoring</text:p>
          </table:table-cell>
          <table:table-cell table:style-name="ce14" office:value-type="string" calcext:value-type="string">
            <text:p>Aiftimiei C., Costantini A., Bucchi R., Italiano A., Michelotto D., Panella M. et al.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An Infrastructure Modelling Tool for Cloud Provisioning</text:p>
          </table:table-cell>
          <table:table-cell table:style-name="ce14" office:value-type="string" calcext:value-type="string">
            <text:p>J. Sandobalin, E. Insfran and S. Abrahao</text:p>
          </table:table-cell>
          <table:table-cell table:style-name="ce15" office:value-type="float" office:value="2017" calcext:value-type="float">
            <text:p>2017</text:p>
          </table:table-cell>
          <table:table-cell table:style-name="ce10" office:value-type="string" calcext:value-type="string">
            <text:p>Yes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End-to-End Automation in Cloud Infrastructure Provisioning</text:p>
          </table:table-cell>
          <table:table-cell table:style-name="ce13" office:value-type="string" calcext:value-type="string">
            <text:p>Sandobalin, J., Insfran, E., Abrahao, S</text:p>
          </table:table-cell>
          <table:table-cell table:style-name="ce11" office:value-type="float" office:value="2017" calcext:value-type="float">
            <text:p>2017</text:p>
          </table:table-cell>
          <table:table-cell table:style-name="ce18" office:value-type="string" calcext:value-type="string">
            <text:p>No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Cloud Work Bench – Infrastructure-as-Code Based Cloud Benchmarking</text:p>
          </table:table-cell>
          <table:table-cell table:style-name="ce14" office:value-type="string" calcext:value-type="string">
            <text:p>J. Scheuner, P. Leitner, J. Cito and H. Gall</text:p>
          </table:table-cell>
          <table:table-cell table:style-name="ce15" office:value-type="float" office:value="2014" calcext:value-type="float">
            <text:p>2014</text:p>
          </table:table-cell>
          <table:table-cell table:style-name="ce15" office:value-type="string" calcext:value-type="string">
            <text:p>Yes</text:p>
          </table:table-cell>
          <table:table-cell table:number-columns-repeated="1016"/>
        </table:table-row>
        <table:table-row table:style-name="ro1" table:number-rows-repeated="8">
          <table:table-cell table:number-columns-repeated="2"/>
          <table:table-cell table:style-name="ce20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22"/>
          <table:table-cell table:style-name="ce20"/>
          <table:table-cell table:number-columns-repeated="1016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4:43:37.10099062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6bd8f51f0bb0f42344f66a65ca86e692fe0f70bc</meta:generator>
    <meta:creation-date>2009-04-16T11:32:48Z</meta:creation-date>
    <dc:date>2019-05-27T14:44:06.372099757</dc:date>
    <meta:editing-cycles>7</meta:editing-cycles>
    <meta:editing-duration>PT22M29S</meta:editing-duration>
    <meta:document-statistic meta:table-count="2" meta:cell-count="192" meta:object-count="0"/>
    <meta:user-defined meta:name="Info 1"/>
    <meta:user-defined meta:name="Info 2"/>
    <meta:user-defined meta:name="Info 3"/>
    <meta:user-defined meta:name="Info 4"/>
  </office:meta>
</office:document-meta>
</file>